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/>
          <table:table-cell office:value-type="string" calcext:value-type="string">
            <text:p>jesus@email.co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2:34:56.9549224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2:35:06.202497448</dc:date>
    <meta:editing-duration>PT28M4S</meta:editing-duration>
    <meta:editing-cycles>11</meta:editing-cycles>
    <meta:generator>LibreOffice/7.5.4.2$Linux_X86_64 LibreOffice_project/36ccfdc35048b057fd9854c757a8b67ec53977b6</meta:generator>
    <meta:document-statistic meta:table-count="1" meta:cell-count="12" meta:object-count="0"/>
  </office:meta>
</office:document-meta>
</file>